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P1" style:family="paragraph" style:parent-style-name="Heading_20_2">
      <style:text-properties officeooo:paragraph-rsid="001a595c"/>
    </style:style>
    <style:style style:name="P2" style:family="paragraph" style:parent-style-name="Standard">
      <style:text-properties officeooo:rsid="000acab9" officeooo:paragraph-rsid="001a595c"/>
    </style:style>
    <style:style style:name="P3" style:family="paragraph" style:parent-style-name="Standard">
      <style:text-properties officeooo:rsid="0006d2c5" officeooo:paragraph-rsid="001a595c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.25pt" fo:letter-spacing="normal" fo:font-style="normal" fo:font-weight="normal" officeooo:paragraph-rsid="001a595c"/>
    </style:style>
    <style:style style:name="P5" style:family="paragraph" style:parent-style-name="Text_20_body">
      <style:text-properties officeooo:paragraph-rsid="001a595c"/>
    </style:style>
    <style:style style:name="P6" style:family="paragraph" style:parent-style-name="Title">
      <style:text-properties officeooo:paragraph-rsid="001a595c"/>
    </style:style>
    <style:style style:name="T1" style:family="text">
      <style:text-properties officeooo:rsid="000acab9"/>
    </style:style>
    <style:style style:name="T2" style:family="text">
      <style:text-properties fo:font-variant="normal" fo:text-transform="none" fo:color="#212529" loext:opacity="100%" style:font-name="system-ui" fo:font-size="12.25pt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system-ui" fo:font-size="12.25pt" fo:letter-spacing="normal" fo:font-style="normal" fo:font-weight="normal" officeooo:rsid="000afbdb"/>
    </style:style>
    <style:style style:name="T4" style:family="text">
      <style:text-properties fo:color="#212529" loext:opacity="100%" style:font-name="system-ui" fo:font-size="12.25pt" fo:letter-spacing="normal" fo:font-style="italic" fo:font-weight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/>
    </style:style>
    <style:style style:name="T7" style:family="text">
      <style:text-properties officeooo:rsid="0006d2c5"/>
    </style:style>
    <style:style style:name="T8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ge Index.html</text:p>
      <text:p text:style-name="P2">Barre de navigation : <text:span text:style-name="T5">Icone suivit du texte Cupcakes Crafters ensuite les différents points de menus:Accueil, Produits, Histoire et Contacts.</text:span></text:p>
      <text:p text:style-name="P2"><text:span text:style-name="T5"/></text:p>
      <text:p text:style-name="P3">Centrée en haut, une image de cupcakes avec à l’intérieur de l’image le texte : Welcome to Cupcakes Crafters.</text:p>
      <text:p text:style-name="P3"/>
      <text:h text:style-name="P1" text:outline-level="2">Cupcakes Crafters</text:h>
      <text:p text:style-name="P4">Nous sommes <text:span text:style-name="T6">Cupcakes Crafters</text:span>, une petite entreprise familiale qui fabrique des cupcakes depuis 2005. Nous sommes fiers de notre travail et nous nous efforçons de fournir à nos clients des produits de qualité.</text:p>
      <text:p text:style-name="P4">Vous découvrirez notre savoir-faire et notre passion pour les cupcakes dans chacun de nos produits.</text:p>
      <text:p text:style-name="P4">Notre objectif est de vous offrir une expérience gustative unique et inoubliable.</text:p>
      <text:p text:style-name="P5"><text:span text:style-name="T7">Texte centré en gras : </text:span><text:span text:style-name="T8">Cupcake un jour, Cupcake toujours !</text:span></text:p>
      <text:p text:style-name="P5"><text:line-break/><text:span text:style-name="T1">Footer : </text:span><text:span text:style-name="T2">© 2023 - </text:span><text:span text:style-name="T4">Cupcakes Crafters</text:span><text:span text:style-name="T2">, Inc </text:span><text:span text:style-name="T3">et tout à droite diverses icônes de réseaux sociaux : Facebook, X, Instagra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3:32:59.764313851</meta:creation-date>
    <dc:date>2024-01-04T13:33:13.935060092</dc:date>
    <meta:editing-duration>PT14S</meta:editing-duration>
    <meta:editing-cycles>1</meta:editing-cycles>
    <meta:document-statistic meta:table-count="0" meta:image-count="0" meta:object-count="0" meta:page-count="1" meta:paragraph-count="9" meta:word-count="135" meta:character-count="847" meta:non-whitespace-character-count="720"/>
    <meta:generator>LibreOffice/7.3.7.2$Linux_X86_64 LibreOffice_project/30$Build-2</meta:generator>
  </office:meta>
</office:document-meta>
</file>